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07cm" fo:margin-left="0.116cm" table:align="left"/>
    </style:style>
    <style:style style:name="Tabla1.A" style:family="table-column">
      <style:table-column-properties style:column-width="8.387cm"/>
    </style:style>
    <style:style style:name="Tabla1.B" style:family="table-column">
      <style:table-column-properties style:column-width="8.52cm"/>
    </style:style>
    <style:style style:name="Tabla1.1" style:family="table-row">
      <style:table-row-properties style:min-row-height="5.29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>
      <style:table-properties style:width="16.907cm" fo:margin-left="0.116cm" table:align="left"/>
    </style:style>
    <style:style style:name="Tabla2.A" style:family="table-column">
      <style:table-column-properties style:column-width="8.387cm"/>
    </style:style>
    <style:style style:name="Tabla2.B" style:family="table-column">
      <style:table-column-properties style:column-width="8.52cm"/>
    </style:style>
    <style:style style:name="Tabla2.1" style:family="table-row">
      <style:table-row-properties style:min-row-height="5.2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3" style:family="table">
      <style:table-properties style:width="16.907cm" fo:margin-left="0.116cm" table:align="left"/>
    </style:style>
    <style:style style:name="Tabla3.A" style:family="table-column">
      <style:table-column-properties style:column-width="8.387cm"/>
    </style:style>
    <style:style style:name="Tabla3.B" style:family="table-column">
      <style:table-column-properties style:column-width="8.52cm"/>
    </style:style>
    <style:style style:name="Tabla3.1" style:family="table-row">
      <style:table-row-properties style:min-row-height="5.29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4" style:family="table">
      <style:table-properties style:width="16.933cm" fo:margin-left="0.196cm" table:align="left"/>
    </style:style>
    <style:style style:name="Tabla4.A" style:family="table-column">
      <style:table-column-properties style:column-width="8.308cm"/>
    </style:style>
    <style:style style:name="Tabla4.B" style:family="table-column">
      <style:table-column-properties style:column-width="8.625cm"/>
    </style:style>
    <style:style style:name="Tabla4.1" style:family="table-row">
      <style:table-row-properties style:min-row-height="0.29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5" style:family="table">
      <style:table-properties style:width="16.933cm" fo:margin-left="0.196cm" table:align="left"/>
    </style:style>
    <style:style style:name="Tabla5.A" style:family="table-column">
      <style:table-column-properties style:column-width="8.308cm"/>
    </style:style>
    <style:style style:name="Tabla5.B" style:family="table-column">
      <style:table-column-properties style:column-width="8.625cm"/>
    </style:style>
    <style:style style:name="Tabla5.1" style:family="table-row">
      <style:table-row-properties style:min-row-height="0.29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6" style:family="table">
      <style:table-properties style:width="16.933cm" fo:margin-left="0.196cm" table:align="left"/>
    </style:style>
    <style:style style:name="Tabla6.A" style:family="table-column">
      <style:table-column-properties style:column-width="8.308cm"/>
    </style:style>
    <style:style style:name="Tabla6.B" style:family="table-column">
      <style:table-column-properties style:column-width="8.625cm"/>
    </style:style>
    <style:style style:name="Tabla6.1" style:family="table-row">
      <style:table-row-properties style:min-row-height="0.291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6.907cm" fo:margin-left="0.116cm" table:align="left"/>
    </style:style>
    <style:style style:name="Tabla7.A" style:family="table-column">
      <style:table-column-properties style:column-width="8.387cm"/>
    </style:style>
    <style:style style:name="Tabla7.B" style:family="table-column">
      <style:table-column-properties style:column-width="8.52cm"/>
    </style:style>
    <style:style style:name="Tabla7.1" style:family="table-row">
      <style:table-row-properties style:min-row-height="4.339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8db1" officeooo:paragraph-rsid="0003a95d"/>
    </style:style>
    <style:style style:name="P2" style:family="paragraph" style:parent-style-name="Standard">
      <style:text-properties officeooo:paragraph-rsid="0004e437"/>
    </style:style>
    <style:style style:name="P3" style:family="paragraph" style:parent-style-name="Standard">
      <style:text-properties officeooo:paragraph-rsid="0004fd53"/>
    </style:style>
    <style:style style:name="P4" style:family="paragraph" style:parent-style-name="Standard">
      <style:text-properties officeooo:paragraph-rsid="0005791d"/>
    </style:style>
    <style:style style:name="P5" style:family="paragraph" style:parent-style-name="Standard">
      <style:text-properties officeooo:paragraph-rsid="0006843b"/>
    </style:style>
    <style:style style:name="P6" style:family="paragraph" style:parent-style-name="Standard">
      <style:text-properties officeooo:rsid="0006843b" officeooo:paragraph-rsid="0006843b"/>
    </style:style>
    <style:style style:name="P7" style:family="paragraph" style:parent-style-name="Table_20_Contents">
      <style:text-properties officeooo:rsid="0003a95d" officeooo:paragraph-rsid="0003a95d"/>
    </style:style>
    <style:style style:name="P8" style:family="paragraph" style:parent-style-name="Table_20_Contents">
      <style:text-properties officeooo:rsid="0003a95d" officeooo:paragraph-rsid="0004e437"/>
    </style:style>
    <style:style style:name="P9" style:family="paragraph" style:parent-style-name="Table_20_Contents">
      <style:text-properties officeooo:rsid="0003a95d" officeooo:paragraph-rsid="0004fd53"/>
    </style:style>
    <style:style style:name="P10" style:family="paragraph" style:parent-style-name="Table_20_Contents">
      <style:paragraph-properties fo:text-align="start" style:justify-single-word="false"/>
      <style:text-properties officeooo:rsid="0003a95d" officeooo:paragraph-rsid="0004fd53"/>
    </style:style>
    <style:style style:name="P11" style:family="paragraph" style:parent-style-name="Table_20_Contents">
      <style:paragraph-properties fo:text-align="start" style:justify-single-word="false"/>
      <style:text-properties officeooo:rsid="0003a95d" officeooo:paragraph-rsid="0005791d"/>
    </style:style>
    <style:style style:name="P12" style:family="paragraph" style:parent-style-name="Table_20_Contents">
      <style:text-properties officeooo:rsid="0003a95d" officeooo:paragraph-rsid="0005791d"/>
    </style:style>
    <style:style style:name="P13" style:family="paragraph" style:parent-style-name="Table_20_Contents">
      <style:text-properties officeooo:rsid="0003a95d" officeooo:paragraph-rsid="0006843b"/>
    </style:style>
    <style:style style:name="P14" style:family="paragraph" style:parent-style-name="Table_20_Contents">
      <style:text-properties officeooo:paragraph-rsid="0003a95d"/>
    </style:style>
    <style:style style:name="P15" style:family="paragraph" style:parent-style-name="Table_20_Contents">
      <style:text-properties officeooo:paragraph-rsid="0004e437"/>
    </style:style>
    <style:style style:name="P16" style:family="paragraph" style:parent-style-name="Table_20_Contents">
      <style:text-properties officeooo:paragraph-rsid="0004fd53"/>
    </style:style>
    <style:style style:name="P17" style:family="paragraph" style:parent-style-name="Table_20_Contents">
      <style:text-properties officeooo:rsid="0004fd53" officeooo:paragraph-rsid="0004fd53"/>
    </style:style>
    <style:style style:name="P18" style:family="paragraph" style:parent-style-name="Table_20_Contents">
      <style:text-properties officeooo:rsid="0004fd53" officeooo:paragraph-rsid="0005791d"/>
    </style:style>
    <style:style style:name="P19" style:family="paragraph" style:parent-style-name="Table_20_Contents">
      <style:text-properties officeooo:paragraph-rsid="0005791d"/>
    </style:style>
    <style:style style:name="P20" style:family="paragraph" style:parent-style-name="Table_20_Contents">
      <style:text-properties officeooo:rsid="0005791d" officeooo:paragraph-rsid="0005791d"/>
    </style:style>
    <style:style style:name="P21" style:family="paragraph" style:parent-style-name="Table_20_Contents">
      <style:text-properties officeooo:paragraph-rsid="0006843b"/>
    </style:style>
    <style:style style:name="P22" style:family="paragraph" style:parent-style-name="Table_20_Contents">
      <style:text-properties officeooo:rsid="0006843b" officeooo:paragraph-rsid="0006843b"/>
    </style:style>
    <style:style style:name="P23" style:family="paragraph" style:parent-style-name="Table_20_Contents">
      <style:text-properties officeooo:rsid="0003a95d" officeooo:paragraph-rsid="0003a95d"/>
    </style:style>
    <style:style style:name="P24" style:family="paragraph" style:parent-style-name="Table_20_Contents">
      <style:text-properties officeooo:rsid="000b21ed" officeooo:paragraph-rsid="000b21ed" fo:background-color="#ffff00"/>
    </style:style>
    <style:style style:name="P25" style:family="paragraph" style:parent-style-name="Table_20_Contents">
      <style:text-properties officeooo:rsid="000c82d1" officeooo:paragraph-rsid="000c82d1" fo:background-color="#ffff00"/>
    </style:style>
    <style:style style:name="P26" style:family="paragraph" style:parent-style-name="Table_20_Contents">
      <style:text-properties officeooo:rsid="0006843b" officeooo:paragraph-rsid="0006843b"/>
    </style:style>
    <style:style style:name="T1" style:family="text">
      <style:text-properties officeooo:rsid="0003a95d"/>
    </style:style>
    <style:style style:name="T2" style:family="text">
      <style:text-properties officeooo:rsid="0004e437"/>
    </style:style>
    <style:style style:name="T3" style:family="text">
      <style:text-properties officeooo:rsid="0004fd53"/>
    </style:style>
    <style:style style:name="T4" style:family="text">
      <style:text-properties officeooo:rsid="0005791d"/>
    </style:style>
    <style:style style:name="T5" style:family="text">
      <style:text-properties officeooo:rsid="000684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1 <text:s text:c="27"/>BUSCAR</text:p>
            <text:p text:style-name="P7"/>
            <text:p text:style-name="P7">Como administrativo quiero realizar una búsqueda de los contactos. La búsqueda se puede realizar por cualquier campo de contacto.</text:p>
            <text:p text:style-name="P7"/>
            <text:p text:style-name="P24">Orden por apellidos</text:p>
            <text:p text:style-name="P7"/>
            <text:p text:style-name="P7"/>
            <text:p text:style-name="P7"/>
            <text:p text:style-name="P7">Estimación: <text:s/><text:span text:style-name="T5">1</text:span></text:p>
            <text:p text:style-name="P7">Prioridad: <text:s text:c="2"/><text:span text:style-name="T5">4</text:span> <text:s text:c="28"/>Dependiente: <text:span text:style-name="T2">2,7</text:span></text:p>
          </table:table-cell>
          <table:table-cell table:style-name="Tabla1.B1" office:value-type="string">
            <text:p text:style-name="Table_20_Contents">- <text:span text:style-name="T1">Introducir un parámetro erróneo y que el error esté catalogado.</text:span></text:p>
            <text:p text:style-name="Table_20_Contents">- <text:span text:style-name="T1">Introducir un contacto inexistente y avisar de su inexistencia, en cuyo caso se preguntará si desea crearlo.</text:span></text:p>
            <text:p text:style-name="P22">- Avisar al usuario de que la agenda esta vacia en caso de que lo esté.</text:p>
            <text:p text:style-name="P25">COMPROBACIÓN DE SISTEMA. SABER QUE FUNCIONA BIEN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">2 <text:s text:c="27"/>I-M-B</text:p>
            <text:p text:style-name="P7"/>
            <text:p text:style-name="P7">Como administrativo quiero poder añadir, modificar y borrar contactos de mi agenda. <text:span text:style-name="T5">A la hora de añadir quiero hacerlo por campos pudiendo dejar algunos de ellos en blanco, siendo obligatorios el Nombre, Apellidos y DNI , además quiero que los contactos se vayan implementando de forma ordenada.</text:span></text:p>
            <text:p text:style-name="P24">DIVIDIR EN 3</text:p>
            <text:p text:style-name="P7"/>
            <text:p text:style-name="P7"/>
            <text:p text:style-name="P7">Estimación: <text:span text:style-name="T5">2</text:span></text:p>
            <text:p text:style-name="P7">Prioridad: <text:span text:style-name="T5">3</text:span> <text:s text:c="26"/>Dependiente: <text:span text:style-name="T2">1,7, 4</text:span></text:p>
          </table:table-cell>
          <table:table-cell table:style-name="Tabla2.B1" office:value-type="string">
            <text:p text:style-name="P14">- <text:span text:style-name="T1">Introducir un parámetro erróneo y que el error esté catalogado.</text:span></text:p>
            <text:p text:style-name="P14">- <text:span text:style-name="T2">En caso de introducir un contacto repetido que avise del error. (Repetido: DNI)</text:span></text:p>
            <text:p text:style-name="P14">- <text:span text:style-name="T2">Comprobar que el DNI introducido es posible</text:span></text:p>
            <text:p text:style-name="P14">- <text:span text:style-name="T2">Al modificar las mismas directrices que al introducir.</text:span></text:p>
            <text:p text:style-name="P14">- <text:span text:style-name="T2">Al borrar comprobar que el contacto exista.</text:span></text:p>
            <text:p text:style-name="P22">- Que al dejar en blanco uno de los campos obligaorios se avise al usuario para que lo introduzca correctamente.</text:p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"><text:span text:style-name="T2">3</text:span> <text:s text:c="10"/><text:span text:style-name="T2">COPIAS DE SEGURIDAD</text:span></text:p>
            <text:p text:style-name="P8"/>
            <text:p text:style-name="P8">Como administrativo quiero realizar una <text:span text:style-name="T2">copia de seguridad de todos mis contactos y tener la posibilidad de restaurarla desde la interfaz del programa.</text:span></text:p>
            <text:p text:style-name="P8"/>
            <text:p text:style-name="P8"/>
            <text:p text:style-name="P8">Estimación: <text:span text:style-name="T5">0,5</text:span></text:p>
            <text:p text:style-name="P8">Prioridad: <text:s/><text:span text:style-name="T5">6</text:span> <text:s text:c="32"/>Dependiente: <text:span text:style-name="T5">7</text:span></text:p>
          </table:table-cell>
          <table:table-cell table:style-name="Tabla3.B1" office:value-type="string">
            <text:p text:style-name="P15">- <text:span text:style-name="T1">Introducir un parámetro erroneo y que el error esté catalogado.</text:span></text:p>
            <text:p text:style-name="P15">- <text:span text:style-name="T2">Intentar restaurar una copia inexistente.</text:span></text:p>
            <text:p text:style-name="P15">- <text:span text:style-name="T2">Comprobar antes de restaurar que la copia de seguridad no está vacía.</text:span></text:p>
            <text:p text:style-name="P15">- <text:span text:style-name="T2">Comprobar que la copia de seguridad se ha realizado satisfactoriamente.</text:span></text:p>
            <text:p text:style-name="P22">- Comprobar que la agenda no esta vacía a la hora de realizar la copia de seguridad.</text:p>
            <text:p text:style-name="P15"/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0"><text:span text:style-name="T3">4</text:span> <text:s text:c="20"/><text:span text:style-name="T3">ORDENACION</text:span></text:p>
            <text:p text:style-name="P9"/>
            <text:p text:style-name="P17">Como administrativo quiero poder ordenar los contactos por orden alfabético para poder visualizarlos mejor.</text:p>
            <text:p text:style-name="P9"/>
            <text:p text:style-name="P9"/>
            <text:p text:style-name="P9">Estimación: <text:span text:style-name="T5">1</text:span></text:p>
            <text:p text:style-name="P9">Prioridad: <text:span text:style-name="T5">5 <text:s text:c="3"/></text:span><text:s text:c="26"/>Dependiente: <text:span text:style-name="T5">7,2</text:span></text:p>
          </table:table-cell>
          <table:table-cell table:style-name="Tabla4.B1" office:value-type="string">
            <text:p text:style-name="P16">- <text:span text:style-name="T1">Introducir un parámetro erróneo y que el error esté catalogado.</text:span></text:p>
            <text:p text:style-name="P16">- <text:span text:style-name="T4">En caso de conflicto por igualdad de nombre se ordenara en base al DNI.</text:span></text:p>
            <text:p text:style-name="P22">- Comprobar que la agenda no este vacía a la hora de intentar la ordenación.</text:p>
            <text:p text:style-name="P16"/>
            <text:p text:style-name="P16"/>
          </table:table-cell>
        </table:table-row>
      </table:table>
      <text:p text:style-name="P3"/>
      <text:p text:style-name="P3"><text:soft-page-break/></text:p>
      <text:p text:style-name="P3"/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1"><text:span text:style-name="T4">5</text:span> <text:s text:c="19"/><text:span text:style-name="T4">INTERFAZ</text:span></text:p>
            <text:p text:style-name="P12"/>
            <text:p text:style-name="P18">Como administrativo quiero poder <text:span text:style-name="T4">manejar las funcionalidades de la agenda desde el terminal.</text:span></text:p>
            <text:p text:style-name="P20"/>
            <text:p text:style-name="P12">Estimación: <text:span text:style-name="T5">0,5</text:span></text:p>
            <text:p text:style-name="P13">Prioridad: <text:span text:style-name="T5">1</text:span> <text:s text:c="16"/>Dependiente: <text:span text:style-name="T5">1, 2 ,3 ,4 ,6</text:span></text:p>
          </table:table-cell>
          <table:table-cell table:style-name="Tabla5.B1" office:value-type="string">
            <text:p text:style-name="P19">- <text:span text:style-name="T1">Introducir un parámetro erróneo y que el error esté catalogado.</text:span></text:p>
            <text:p text:style-name="P19"/>
            <text:p text:style-name="P19"/>
            <text:p text:style-name="P19"/>
          </table:table-cell>
        </table:table-row>
      </table:table>
      <text:p text:style-name="P4"/>
      <text:p text:style-name="P4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1"><text:span text:style-name="T4">6</text:span> <text:s text:c="19"/><text:span text:style-name="T4">IMPRESION</text:span></text:p>
            <text:p text:style-name="P12"/>
            <text:p text:style-name="P18">Como administrativo quiero poder <text:span text:style-name="T4">visualizar el contenido de la agenda en HTML para su posterior impresion.</text:span></text:p>
            <text:p text:style-name="P20"/>
            <text:p text:style-name="P12">Estimación: <text:span text:style-name="T5">1</text:span></text:p>
            <text:p text:style-name="P12">Prioridad: <text:s text:c="2"/><text:span text:style-name="T5">7</text:span> <text:s text:c="30"/>Dependiente: <text:span text:style-name="T5">7</text:span></text:p>
          </table:table-cell>
          <table:table-cell table:style-name="Tabla6.B1" office:value-type="string">
            <text:p text:style-name="P19">- <text:span text:style-name="T1">Introducir un parámetro erróneo y que el error esté catalogado.</text:span></text:p>
            <text:p text:style-name="P22">- En caso de sobreescritura del archivo en HTML avisar al usuario.</text:p>
            <text:p text:style-name="P22">- Comprobar que la agenda no esté vacía.</text:p>
            <text:p text:style-name="P19"/>
          </table:table-cell>
        </table:table-row>
      </table:table>
      <text:p text:style-name="P4"/>
      <text:p text:style-name="P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3"><text:span text:style-name="T5">7</text:span> <text:s text:c="25"/><text:span text:style-name="T5">EMPTY</text:span></text:p>
            <text:p text:style-name="P13"/>
            <text:p text:style-name="P13">Como administrativo quiero <text:span text:style-name="T5">poder comprobar que la agenda se encuentre vacía o no.</text:span></text:p>
            <text:p text:style-name="P13"/>
            <text:p text:style-name="P24">(NO ES NECESARIO)</text:p>
            <text:p text:style-name="P13">Estimación: <text:span text:style-name="T5">0,5</text:span></text:p>
            <text:p text:style-name="P13">Prioridad: <text:s/><text:span text:style-name="T5">2</text:span> <text:s text:c="33"/>Dependiente:</text:p>
          </table:table-cell>
          <table:table-cell table:style-name="Tabla7.B1" office:value-type="string">
            <text:p text:style-name="P22">Ya que el usuario no interactúa con dicha funcionalidad y sabiendo que es un booleano no hay posibilidad de error mas allá de que esté bien implementada.</text:p>
            <text:p text:style-name="P21"/>
          </table:table-cell>
        </table:table-row>
      </table:table>
      <text:p text:style-name="P5"/>
      <text:p text:style-name="P5"/>
      <text:p text:style-name="P6">En nuestro caso hemos supuesto que cada punto de estimación corresponde con medio día de trabaj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ic0 </meta:initial-creator>
    <meta:creation-date>2014-11-05T13:20:12.251258523</meta:creation-date>
    <dc:date>2014-11-12T14:06:10.100144503</dc:date>
    <meta:editing-duration>PT15M39S</meta:editing-duration>
    <meta:editing-cycles>6</meta:editing-cycles>
    <meta:generator>LibreOffice/4.3.3.2$Linux_X86_64 LibreOffice_project/430m0$Build-2</meta:generator>
    <meta:document-statistic meta:table-count="7" meta:image-count="0" meta:object-count="0" meta:page-count="2" meta:paragraph-count="55" meta:word-count="522" meta:character-count="3472" meta:non-whitespace-character-count="2657"/>
  </office:meta>
</office:document-meta>
</file>